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position="-33% 58%"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text-position="-33% 58%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48cm" svg:height="1.27cm" svg:x="2.235cm" svg:y="7.22cm">
          <text:p text:style-name="P1"><text:span text:style-name="T1">A</text:span><text:span text:style-name="T2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3" draw:id="id3" draw:layer="layout" svg:width="4.762cm" svg:height="1.27cm" svg:x="6.891cm" svg:y="7.22cm">
          <text:p text:style-name="P1"><text:span text:style-name="T1">B</text:span><text:span text:style-name="T2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4" draw:id="id4" draw:layer="layout" svg:width="4.445cm" svg:height="1.27cm" svg:x="12.195cm" svg:y="7.22cm">
          <text:p text:style-name="P1"><text:span text:style-name="T1">C</text:span><text:span text:style-name="T2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1" draw:id="id1" draw:layer="layout" svg:width="5.08cm" svg:height="1.405cm" svg:x="6.732cm" svg:y="4.675cm">
          <text:p text:style-name="P1"><text:span text:style-name="T3">Choice point 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2" draw:layer="layout" svg:x1="9.272cm" svg:y1="6.08cm" svg:x2="4.475cm" svg:y2="7.22cm" draw:start-shape="id1" draw:start-glue-point="6" draw:end-shape="id2" draw:end-glue-point="4" svg:d="m9272 6080v570h-4797v570">
          <text:p/>
        </draw:connector>
        <draw:connector draw:style-name="gr2" draw:text-style-name="P2" draw:layer="layout" svg:x1="9.272cm" svg:y1="6.08cm" svg:x2="9.272cm" svg:y2="7.22cm" draw:start-shape="id1" draw:start-glue-point="6" draw:end-shape="id3" svg:d="m9272 6080v1140">
          <text:p/>
        </draw:connector>
        <draw:connector draw:style-name="gr2" draw:text-style-name="P2" draw:layer="layout" svg:x1="9.272cm" svg:y1="6.08cm" svg:x2="14.418cm" svg:y2="7.22cm" draw:start-shape="id1" draw:start-glue-point="6" draw:end-shape="id4" draw:end-glue-point="4" svg:d="m9272 6080v570h5146v570">
          <text:p/>
        </draw:connector>
        <draw:custom-shape draw:style-name="gr1" draw:text-style-name="P2" xml:id="id6" draw:id="id6" draw:layer="layout" svg:width="4.445cm" svg:height="1.27cm" svg:x="2.27cm" svg:y="13.04cm">
          <text:p text:style-name="P1"><text:span text:style-name="T1">A</text:span><text:span text:style-name="T2">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7" draw:id="id7" draw:layer="layout" svg:width="4.445cm" svg:height="1.27cm" svg:x="7.05cm" svg:y="13.04cm">
          <text:p text:style-name="P1"><text:span text:style-name="T1">B</text:span><text:span text:style-name="T2">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8" draw:id="id8" draw:layer="layout" svg:width="4.445cm" svg:height="1.27cm" svg:x="11.83cm" svg:y="13.04cm">
          <text:p text:style-name="P1"><text:span text:style-name="T1">C</text:span><text:span text:style-name="T4">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5" draw:id="id5" draw:layer="layout" svg:width="5.08cm" svg:height="1.405cm" svg:x="6.732cm" svg:y="10.295cm">
          <text:p text:style-name="P1"><text:span text:style-name="T3">Choice point 2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2" draw:layer="layout" svg:x1="9.272cm" svg:y1="11.7cm" svg:x2="4.493cm" svg:y2="13.04cm" draw:start-shape="id5" draw:start-glue-point="6" draw:end-shape="id6" draw:end-glue-point="4" svg:d="m9272 11700v670h-4779v670">
          <text:p/>
        </draw:connector>
        <draw:connector draw:style-name="gr2" draw:text-style-name="P2" draw:layer="layout" svg:x1="9.272cm" svg:y1="11.7cm" svg:x2="9.272cm" svg:y2="13.04cm" draw:start-shape="id5" draw:start-glue-point="6" draw:end-shape="id7" svg:d="m9272 11700v1340">
          <text:p/>
        </draw:connector>
        <draw:connector draw:style-name="gr2" draw:text-style-name="P2" draw:layer="layout" svg:x1="9.272cm" svg:y1="11.7cm" svg:x2="14.053cm" svg:y2="13.04cm" draw:start-shape="id5" draw:start-glue-point="6" draw:end-shape="id8" draw:end-glue-point="4" svg:d="m9272 11700v670h4781v670">
          <text:p/>
        </draw:connector>
        <draw:custom-shape draw:style-name="gr1" draw:text-style-name="P2" xml:id="id10" draw:id="id10" draw:layer="layout" svg:width="4.445cm" svg:height="1.255cm" svg:x="2.27cm" svg:y="18.795cm">
          <text:p text:style-name="P1"><text:span text:style-name="T1">A</text:span><text:span text:style-name="T2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1" draw:id="id11" draw:layer="layout" svg:width="4.445cm" svg:height="1.255cm" svg:x="7.05cm" svg:y="18.795cm">
          <text:p text:style-name="P1"><text:span text:style-name="T1">B</text:span><text:span text:style-name="T2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2" draw:id="id12" draw:layer="layout" svg:width="4.445cm" svg:height="1.255cm" svg:x="11.83cm" svg:y="18.795cm">
          <text:p text:style-name="P1"><text:span text:style-name="T1">C</text:span><text:span text:style-name="T4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9" draw:id="id9" draw:layer="layout" svg:width="5.08cm" svg:height="1.27cm" svg:x="6.732cm" svg:y="16.05cm">
          <text:p text:style-name="P1"><text:span text:style-name="T3">Choice point 3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2" draw:layer="layout" svg:x1="9.272cm" svg:y1="17.32cm" svg:x2="4.493cm" svg:y2="18.795cm" draw:start-shape="id9" draw:start-glue-point="6" draw:end-shape="id10" draw:end-glue-point="4" svg:d="m9272 17320v738h-4779v737">
          <text:p/>
        </draw:connector>
        <draw:connector draw:style-name="gr2" draw:text-style-name="P2" draw:layer="layout" svg:x1="9.272cm" svg:y1="17.32cm" svg:x2="9.272cm" svg:y2="18.795cm" draw:start-shape="id9" draw:start-glue-point="6" draw:end-shape="id11" svg:d="m9272 17320v1475">
          <text:p/>
        </draw:connector>
        <draw:connector draw:style-name="gr2" draw:text-style-name="P2" draw:layer="layout" svg:x1="9.272cm" svg:y1="17.32cm" svg:x2="14.053cm" svg:y2="18.795cm" draw:start-shape="id9" draw:start-glue-point="6" draw:end-shape="id12" draw:end-glue-point="4" svg:d="m9272 17320v738h4781v737">
          <text:p/>
        </draw:connector>
        <draw:connector draw:style-name="gr3" draw:text-style-name="P1" draw:layer="layout" svg:x1="4.475cm" svg:y1="8.49cm" svg:x2="9.272cm" svg:y2="10.295cm" draw:start-shape="id2" draw:start-glue-point="6" draw:end-shape="id5" draw:end-glue-point="4" svg:d="m4475 8490v903h4797v902">
          <text:p/>
        </draw:connector>
        <draw:connector draw:style-name="gr3" draw:text-style-name="P1" draw:layer="layout" svg:x1="9.272cm" svg:y1="8.49cm" svg:x2="9.272cm" svg:y2="10.295cm" draw:start-shape="id3" draw:start-glue-point="6" draw:end-shape="id5" draw:end-glue-point="4" svg:d="m9272 8490v1805">
          <text:p/>
        </draw:connector>
        <draw:connector draw:style-name="gr3" draw:text-style-name="P1" draw:layer="layout" svg:x1="14.418cm" svg:y1="8.49cm" svg:x2="9.272cm" svg:y2="10.295cm" draw:start-shape="id4" draw:start-glue-point="6" draw:end-shape="id5" svg:d="m14418 8490v903h-5146v902">
          <text:p/>
        </draw:connector>
        <draw:connector draw:style-name="gr3" draw:text-style-name="P1" draw:layer="layout" svg:x1="14.053cm" svg:y1="14.31cm" svg:x2="9.272cm" svg:y2="16.05cm" draw:start-shape="id8" draw:start-glue-point="6" draw:end-shape="id9" draw:end-glue-point="4" svg:d="m14053 14310v871h-4781v869">
          <text:p/>
        </draw:connector>
        <draw:connector draw:style-name="gr3" draw:text-style-name="P1" draw:layer="layout" svg:x1="9.273cm" svg:y1="14.31cm" svg:x2="9.272cm" svg:y2="16.05cm" draw:start-shape="id7" draw:start-glue-point="6" draw:end-shape="id9" draw:end-glue-point="4" svg:d="m9273 14310v871h-1v869">
          <text:p/>
        </draw:connector>
        <draw:connector draw:style-name="gr3" draw:text-style-name="P1" draw:layer="layout" svg:x1="4.493cm" svg:y1="14.31cm" svg:x2="9.272cm" svg:y2="16.05cm" draw:start-shape="id6" draw:start-glue-point="6" draw:end-shape="id9" draw:end-glue-point="4" svg:d="m4493 14310v871h4779v869">
          <text:p/>
        </draw:connector>
        <draw:custom-shape draw:style-name="gr1" draw:text-style-name="P3" xml:id="id13" draw:id="id13" draw:layer="layout" svg:width="4.445cm" svg:height="0.635cm" svg:x="7.045cm" svg:y="21.32cm">
          <text:p text:style-name="P3"><text:span text:style-name="T3">Summary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1" draw:layer="layout" svg:x1="4.493cm" svg:y1="20.05cm" svg:x2="9.268cm" svg:y2="21.32cm" draw:start-shape="id10" draw:start-glue-point="6" draw:end-shape="id13" draw:end-glue-point="4" svg:d="m4493 20050v635h4775v635">
          <text:p/>
        </draw:connector>
        <draw:connector draw:style-name="gr3" draw:text-style-name="P1" draw:layer="layout" svg:x1="9.273cm" svg:y1="20.05cm" svg:x2="9.268cm" svg:y2="21.32cm" draw:start-shape="id11" draw:start-glue-point="6" draw:end-shape="id13" draw:end-glue-point="4" svg:d="m9273 20050v635h-5v635">
          <text:p/>
        </draw:connector>
        <draw:connector draw:style-name="gr3" draw:text-style-name="P1" draw:layer="layout" svg:x1="14.053cm" svg:y1="20.05cm" svg:x2="9.268cm" svg:y2="21.32cm" draw:start-shape="id12" draw:start-glue-point="6" draw:end-shape="id13" draw:end-glue-point="4" svg:d="m14053 20050v635h-4785v63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6-24T17:49:45</meta:creation-date>
    <dc:date>2011-07-02T20:27:43</dc:date>
    <meta:editing-duration>PT25M5S</meta:editing-duration>
    <meta:editing-cycles>3</meta:editing-cycles>
    <meta:generator>LibreOffice/3.3$Linux LibreOffice_project/330m19$Build-6</meta:generator>
    <meta:document-statistic meta:object-count="31"/>
  </office:meta>
</office:document-meta>
</file>